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Tahoma, Helvetica, FreeSan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c75" officeooo:paragraph-rsid="000c3c75"/>
    </style:style>
    <style:style style:name="P2" style:family="paragraph" style:parent-style-name="Standard">
      <style:text-properties officeooo:rsid="000dcf02" officeooo:paragraph-rsid="000dcf02"/>
    </style:style>
    <style:style style:name="P3" style:family="paragraph" style:parent-style-name="Standard">
      <style:text-properties officeooo:rsid="000e32ea" officeooo:paragraph-rsid="000e32ea"/>
    </style:style>
    <style:style style:name="P4" style:family="paragraph" style:parent-style-name="Standard">
      <style:text-properties officeooo:rsid="000e9628" officeooo:paragraph-rsid="000e9628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letter-spacing="normal" fo:font-style="normal" fo:font-weight="normal" fo:background-color="#fcff01"/>
    </style:style>
    <style:style style:name="P6" style:family="paragraph" style:parent-style-name="Standard">
      <style:text-properties fo:font-variant="normal" fo:text-transform="none" fo:letter-spacing="normal" fo:font-style="normal" fo:font-weight="normal" officeooo:rsid="000e9628" officeooo:paragraph-rsid="000e9628"/>
    </style:style>
    <style:style style:name="P7" style:family="paragraph" style:parent-style-name="Standard">
      <style:text-properties officeooo:rsid="0010e0bd" officeooo:paragraph-rsid="0010e0bd"/>
    </style:style>
    <style:style style:name="T1" style:family="text"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222222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oloying spring boot microservices to EKS cluster on AWS using jenkins pipeline:</text:p>
      <text:p text:style-name="P1"/>
      <text:p text:style-name="P2">Create applications and a dockerfile for it.</text:p>
      <text:p text:style-name="P3">Jenkins shouls have installed following plugins: docker, docker pipeline and k8s deploy plugins.</text:p>
      <text:p text:style-name="P3"/>
      <text:p text:style-name="P4">Create global credentials for docker hub:</text:p>
      <text:p text:style-name="P4">Create credentials for k8s cluster</text:p>
      <text:p text:style-name="P6">execute the below command to get kubeconfig info, copy the entire content of the file:</text:p>
      <text:p text:style-name="P5">sudo cat ~/.kube/config</text:p>
      <text:p text:style-name="P4"/>
      <text:p text:style-name="P7">Chage the cluster role to cluster-admin</text:p>
      <text:p text:style-name="P7">Create maven variable in global configuration.</text:p>
      <text:p text:style-name="P7"/>
      <text:p text:style-name="P7">Create jenkins pipeline:</text:p>
      <text:p text:style-name="P7"><text:line-break/><text:span text:style-name="T1">node ("slave") {</text:span><text:line-break/><text:span text:style-name="T2">  </text:span><text:span text:style-name="T1">def image</text:span><text:line-break/><text:span text:style-name="T2">  </text:span><text:span text:style-name="T1">def mvnHome = tool 'Maven3'</text:span><text:line-break/><text:span text:style-name="T2">     </text:span><text:span text:style-name="T1">stage ('checkout') {</text:span><text:line-break/><text:span text:style-name="T2">        </text:span><text:span text:style-name="T1">checkout([$class: 'GitSCM', branches: [[name: '*/master']], doGenerateSubmoduleConfigurations: false, extensions: [], submoduleCfg: [], userRemoteConfigs: [[credentialsId: '', url: 'https://bitbucket.org/ananthkannan/myawesomeangularapprepo/']]])      </text:span><text:line-break/><text:span text:style-name="T2">        </text:span><text:span text:style-name="T1">}</text:span><text:line-break/><text:span text:style-name="T2">   </text:span><text:line-break/><text:span text:style-name="T2">    </text:span><text:span text:style-name="T1">stage ('Build') {</text:span><text:line-break/><text:span text:style-name="T2">            </text:span><text:span text:style-name="T1">sh 'mvn -f MyAwesomeApp/pom.xml clean install'           </text:span><text:line-break/><text:span text:style-name="T2">        </text:span><text:span text:style-name="T1">}</text:span><text:line-break/><text:span text:style-name="T2">       </text:span><text:line-break/><text:span text:style-name="T2">       </text:span><text:line-break/><text:span text:style-name="T2">    </text:span><text:span text:style-name="T1">stage ('Docker Build') {</text:span><text:line-break/><text:span text:style-name="T2">         </text:span><text:span text:style-name="T1">// Build and push image with Jenkins' docker-plugin</text:span><text:line-break/><text:span text:style-name="T2">            </text:span><text:span text:style-name="T1">withDockerRegistry([credentialsId: "dockerhub", url: "https://index.docker.io/v1/"]) {</text:span><text:line-break/><text:span text:style-name="T2">            </text:span><text:span text:style-name="T1">image = docker.build("akdevopscoaching/mywebapp", "MyAwesomeApp")</text:span><text:line-break/><text:span text:style-name="T2">            </text:span><text:span text:style-name="T1">image.push()    </text:span><text:line-break/><text:span text:style-name="T2">            </text:span><text:span text:style-name="T1">}</text:span><text:line-break/><text:span text:style-name="T2">        </text:span><text:span text:style-name="T1">}</text:span><text:line-break/><text:line-break/><text:span text:style-name="T2">      </text:span><text:span text:style-name="T1">stage ('K8S Deploy') {</text:span><text:line-break/><text:span text:style-name="T2">       </text:span><text:line-break/><text:span text:style-name="T2">                </text:span><text:span text:style-name="T1">kubernetesDeploy(</text:span><text:line-break/><text:span text:style-name="T2">                    </text:span><text:span text:style-name="T1">configs: 'MyAwesomeApp/springboot-lb.yaml',</text:span><text:line-break/><text:span text:style-name="T2">                    </text:span><text:span text:style-name="T1">kubeconfigId: 'K8S',</text:span><text:line-break/><text:span text:style-name="T2">                    </text:span><text:span text:style-name="T1">enableConfigSubstitution: true</text:span><text:line-break/><text:span text:style-name="T2">                    </text:span><text:span text:style-name="T1">)               </text:span><text:line-break/><text:span text:style-name="T2">        </text:span><text:span text:style-name="T1">}</text:span><text:line-break/><text:span text:style-name="T2">    </text:span><text:line-break/><text:span text:style-name="T1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Tahoma, Helvetica, FreeSan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8:28:56.460505511</meta:creation-date>
    <dc:date>2023-11-20T18:44:07.062479406</dc:date>
    <meta:editing-duration>PT15M1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54" meta:character-count="1595" meta:non-whitespace-character-count="1153"/>
  </office:meta>
</office:document-meta>
</file>